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b58d" officeooo:paragraph-rsid="000c8c28"/>
    </style:style>
    <style:style style:name="P2" style:family="paragraph" style:parent-style-name="Standard">
      <style:text-properties officeooo:rsid="000efd4a" officeooo:paragraph-rsid="000c8c28"/>
    </style:style>
    <style:style style:name="P3" style:family="paragraph" style:parent-style-name="Preformatted_20_Text">
      <style:text-properties officeooo:rsid="000c8c28" officeooo:paragraph-rsid="000c8c28"/>
    </style:style>
    <style:style style:name="P4" style:family="paragraph" style:parent-style-name="Standard">
      <style:text-properties officeooo:rsid="000eb58d" officeooo:paragraph-rsid="000c8c28"/>
    </style:style>
    <style:style style:name="P5" style:family="paragraph" style:parent-style-name="Standard">
      <style:paragraph-properties fo:text-align="center" style:justify-single-word="false"/>
      <style:text-properties officeooo:rsid="0014641f" officeooo:paragraph-rsid="0014641f"/>
    </style:style>
    <style:style style:name="P6" style:family="paragraph" style:parent-style-name="Standard">
      <style:paragraph-properties fo:text-align="start" style:justify-single-word="false"/>
      <style:text-properties officeooo:rsid="0014641f" officeooo:paragraph-rsid="0014641f"/>
    </style:style>
    <style:style style:name="T1" style:family="text">
      <style:text-properties officeooo:rsid="001363ba"/>
    </style:style>
    <style:style style:name="T2" style:family="text">
      <style:text-properties officeooo:rsid="001420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641f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EXPERIMENT NO. 02</text:span></text:p>
      <text:p text:style-name="P5"><text:span text:style-name="T3"/></text:p>
      <text:p text:style-name="P6"><text:span text:style-name="T3">AIM: </text:span><text:span text:style-name="T5">Time Shifting Of Signal Using GUI Builder</text:span></text:p>
      <text:p text:style-name="P1"><text:span text:style-name="T3"/></text:p>
      <text:p text:style-name="P1"><text:span text:style-name="T3">Name:</text:span> <text:s text:c="4"/><text:span text:style-name="T4">THAKUR ATIF UMAR</text:span></text:p>
      <text:p text:style-name="P1"><text:span text:style-name="T3">Roll No:</text:span> 14<text:span text:style-name="T2">D</text:span>CO<text:span text:style-name="T4">69</text:span></text:p>
      <text:p text:style-name="P1"><text:span text:style-name="T3">Batch:</text:span> <text:s text:c="4"/><text:span text:style-name="T2">02</text:span></text:p>
      <text:p text:style-name="P1"><text:span text:style-name="T3">Experiment:</text:span> <text:span text:style-name="T2">0</text:span>2</text:p>
      <text:p text:style-name="P2"/>
      <text:p text:style-name="P3">clc</text:p>
      <text:p text:style-name="P3"/>
      <text:p text:style-name="P3">// This GUI file is generated by guibuilder version 3.0</text:p>
      <text:p text:style-name="P3">//////////</text:p>
      <text:p text:style-name="P3">f=figure('figure_position',[400,50],'figure_size',[646,574],'auto_resize','on','background',[<text:span text:style-name="T1">21</text:span>],'figure_name','Graphic window number %d');</text:p>
      <text:p text:style-name="P3">//////////</text:p>
      <text:p text:style-name="P3">delmenu(f.figure_id,gettext('File'))</text:p>
      <text:p text:style-name="P3">delmenu(f.figure_id,gettext('?'))</text:p>
      <text:p text:style-name="P3">delmenu(f.figure_id,gettext('Tools'))</text:p>
      <text:p text:style-name="P3">toolbar(f.figure_id,'off')</text:p>
      <text:p text:style-name="P3"/>
      <text:p text:style-name="P3">handles.dummy = 0;</text:p>
      <text:p text:style-name="P3"/>
      <text:p text:style-name="P3">handles.og1= newaxes();handles.og1.margins = [ 0 0 0 0];handles.og1.axes_bounds = [0.453125,0.13125,0.5,0.21875];</text:p>
      <text:p text:style-name="P3">og1a = gca();</text:p>
      <text:p text:style-name="P3"/>
      <text:p text:style-name="P3">handles.adv1= newaxes();handles.adv1.margins = [ 0 0 0 0];handles.adv1.axes_bounds = [0.465625,0.4375,0.490625,0.1833333];</text:p>
      <text:p text:style-name="P3">adv1a = gca();</text:p>
      <text:p text:style-name="P3"/>
      <text:p text:style-name="P3">handles.delay1= newaxes();handles.delay1.margins = [ 0 0 0 0];handles.delay1.axes_bounds = [0.471875,0.7208333,0.4859375,0.1833333];</text:p>
      <text:p text:style-name="P3">delay1a = gca();</text:p>
      <text:p text:style-name="P3"/>
      <text:p text:style-name="P3">handles.signal=uicontrol(f,'unit','normalized','BackgroundColor',[-1,-1,-1],'Enable','on','FontAngle','normal','FontName','Noto Sans','FontSize',[12],'FontUnits','points','FontWeight','normal','ForegroundColor',[-1,-1,-1],'HorizontalAlignment','left','ListboxTop',[],'Max',[1],'Min',[0],'Position',[0.0828125,0.9020833,0.28125,0.05625],'Relief','default','SliderStep',[0.01,0.1],'String','Enter your signal','Style','edit','Value',[0],'VerticalAlignment','middle','Visible','on','Tag','signal','Callback','')</text:p>
      <text:p text:style-name="P3"/>
      <text:p text:style-name="P3"/>
      <text:p text:style-name="P3">handles.value=uicontrol(f,'unit','normalized','BackgroundColor',[-1,-1,-1],'Enable','on','FontAngle','normal','FontName','Noto Sans','FontSize',[12],'FontUnits','points','FontWeight','normal','ForegroundColor',[-1,-1,-1],'HorizontalAlignment','left','ListboxTop',[],'Max',[1],'Min',[0],'Position',[0.45625,0.9041667,0.2078125,0.0541667],'Relief','default','SliderStep',[0.01,0.1],'String','Enter your value','Style','edit','Value',[0],'VerticalAlignment','middle','Visible','on','Tag','value','Callback','')</text:p>
      <text:p text:style-name="P3"/>
      <text:p text:style-name="P3"/>
      <text:p text:style-name="P3">handles.og1plot=uicontrol(f,'unit','normalized','BackgroundColor',[-1,-1,-1],'Enable','on','FontAngle','normal','FontName','Noto Sans','FontSize',[12],'FontUnits','points','FontWeight','normal','ForegroundColor',[-1,-1,-1],'HorizontalAlignment','center','ListboxTop',[],'Max',[1],'Min',[0],'Position',[0.08,0.68125,0.253125,0.1520833],'Relief','default','SliderStep',[0.01,0.1],'String','ORIGINAL','Style','pushbutton','Value',[0],'VerticalAlignment','middle','Visible','on','Tag','og1plot','Callback','og1p<text:soft-page-break/>lot_callback(handles)')</text:p>
      <text:p text:style-name="P3"/>
      <text:p text:style-name="P3"/>
      <text:p text:style-name="P3">handles.plotadv1=uicontrol(f,'unit','normalized','BackgroundColor',[-1,-1,-1],'Enable','on','FontAngle','normal','FontName','Noto Sans','FontSize',[12],'FontUnits','points','FontWeight','normal','ForegroundColor',[-1,-1,-1],'HorizontalAlignment','center','ListboxTop',[],'Max',[1],'Min',[0],'Position',[0.08,0.3770833,0.253125,0.1645833],'Relief','default','SliderStep',[0.01,0.1],'String','ADVANCE','Style','pushbutton','Value',[0],'VerticalAlignment','middle','Visible','on','Tag','plotadv1','Callback','plotadv1_callback(handles)')</text:p>
      <text:p text:style-name="P3"/>
      <text:p text:style-name="P3"/>
      <text:p text:style-name="P3">handles.plotdelay1=uicontrol(f,'unit','normalized','BackgroundColor',[-1,-1,-1],'Enable','on','FontAngle','normal','FontName','Noto Sans','FontSize',[12],'FontUnits','points','FontWeight','normal','ForegroundColor',[-1,-1,-1],'HorizontalAlignment','center','ListboxTop',[],'Max',[1],'Min',[0],'Position',[0.08,0.1083333,0.253125,0.125],'Relief','default','SliderStep',[0.01,0.1],'String','DELAY','Style','pushbutton','Value',[0],'VerticalAlignment','middle','Visible','on','Tag','plotdelay1','Callback','plotdelay1_callback(handles)')</text:p>
      <text:p text:style-name="P3"/>
      <text:p text:style-name="P3"/>
      <text:p text:style-name="P3">handles.clear=uicontrol(f,'unit','normalized','BackgroundColor',[-1,-1,-1],'Enable','on','FontAngle','normal','FontName','Noto Sans','FontSize',[12],'FontUnits','points','FontWeight','normal','ForegroundColor',[-1,-1,-1],'HorizontalAlignment','center','ListboxTop',[],'Max',[1],'Min',[0],'Position',[0.08,0.02,0.253125,0.06],'Relief','default','SliderStep',[0.01,0.1],'String','CLEAR','Style','pushbutton','Value',[0],'VerticalAlignment','middle','Visible','on','Tag','clear','Callback','clear_callback(handles)')</text:p>
      <text:p text:style-name="P3"/>
      <text:p text:style-name="P3"/>
      <text:p text:style-name="P3">//////////</text:p>
      <text:p text:style-name="P3">// Callbacks are defined as below. Please do not delete the comments as it will be used in coming version</text:p>
      <text:p text:style-name="P3">//////////</text:p>
      <text:p text:style-name="P3"/>
      <text:p text:style-name="P3">function og1plot_callback(handles)</text:p>
      <text:p text:style-name="P3">//Write your callback for <text:s/>og1plot <text:s/>here</text:p>
      <text:p text:style-name="P3">x = get(handles.signal, "String");</text:p>
      <text:p text:style-name="P3">x = strsplit(x, " ");</text:p>
      <text:p text:style-name="P3">x = strtod(x);</text:p>
      <text:p text:style-name="P3">axes = 0:<text:span text:style-name="T2">6</text:span>;</text:p>
      <text:p text:style-name="P3">sca(og1a);</text:p>
      <text:p text:style-name="P3">plot2d3(axes,x);</text:p>
      <text:p text:style-name="P3">replot([-6,0,6,10]);</text:p>
      <text:p text:style-name="P3">endfunction</text:p>
      <text:p text:style-name="P3"/>
      <text:p text:style-name="P3"/>
      <text:p text:style-name="P3">function plotadv1_callback(handles)</text:p>
      <text:p text:style-name="P3">//Write your callback for <text:s/>plotadv1 <text:s/>here</text:p>
      <text:p text:style-name="P3">x = get(handles.signal, "String");</text:p>
      <text:p text:style-name="P3">x = strsplit(x, " ");</text:p>
      <text:p text:style-name="P3">x = strtod(x);</text:p>
      <text:p text:style-name="P3">value = get(handles.value, "String");</text:p>
      <text:p text:style-name="P3">value = strtod(value);</text:p>
      <text:p text:style-name="P3">axes = 0:<text:span text:style-name="T2">6</text:span>;</text:p>
      <text:p text:style-name="P3">shift = axes - value;</text:p>
      <text:p text:style-name="P3">sca(adv1a);</text:p>
      <text:p text:style-name="P3">plot2d3(shift,x);</text:p>
      <text:p text:style-name="P3">replot([-6,0,6,10]);</text:p>
      <text:p text:style-name="P3">endfunction</text:p>
      <text:p text:style-name="P3"><text:soft-page-break/></text:p>
      <text:p text:style-name="P3"/>
      <text:p text:style-name="P3">function plotdelay1_callback(handles)</text:p>
      <text:p text:style-name="P3">//Write your callback for <text:s/>plotdelay1 <text:s/>here</text:p>
      <text:p text:style-name="P3">//Write your callback for <text:s/>plotadv1 <text:s/>here</text:p>
      <text:p text:style-name="P3">x = get(handles.signal, "String");</text:p>
      <text:p text:style-name="P3">x = strsplit(x, " ");</text:p>
      <text:p text:style-name="P3">x = strtod(x);</text:p>
      <text:p text:style-name="P3">value = get(handles.value, "String");</text:p>
      <text:p text:style-name="P3">value = strtod(value);</text:p>
      <text:p text:style-name="P3">axes = 0:<text:span text:style-name="T2">6</text:span>;</text:p>
      <text:p text:style-name="P3">shift = axes + value;</text:p>
      <text:p text:style-name="P3">sca(delay1a);</text:p>
      <text:p text:style-name="P3">plot2d3(shift,x);</text:p>
      <text:p text:style-name="P3">replot([-6,0,6,10]);</text:p>
      <text:p text:style-name="P3">endfunction</text:p>
      <text:p text:style-name="P3"/>
      <text:p text:style-name="P3"/>
      <text:p text:style-name="P3">function clear_callback(handles)</text:p>
      <text:p text:style-name="P3">//Write your callback for <text:s/>clear <text:s/>here</text:p>
      <text:p text:style-name="P3">delete(og1a.children);</text:p>
      <text:p text:style-name="P3">delete(adv1a.children);</text:p>
      <text:p text:style-name="P3">delete(delay1a.children);</text:p>
      <text:p text:style-name="P3">endfunctio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5:44:19.598828329</dc:date>
    <meta:editing-duration>PT4M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74" meta:word-count="246" meta:character-count="5159" meta:non-whitespace-character-count="4969"/>
  </office:meta>
</office:document-meta>
</file>